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5124603876745375217"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3378204028616671797"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78269341232443811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726422874171050491"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205137956896081574"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804349066609325929"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932368186845344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85990101711537420"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618390" text:continue-list="list8932368186845344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837659441580626816"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628692"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43263"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625180"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62454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643194"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608068373764252617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6548669082497542444"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95036307062560716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636789"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739370503866988623"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54060690133958115"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3478683595579224" text:style-name="L15">
        <text:list-item>
          <text:list>
            <text:list-header>
              <text:p text:style-name="P182">1.5 miles averaging about 9:40/mile and rest 1 min</text:p>
            </text:list-header>
          </text:list>
        </text:list-item>
      </text:list>
      <text:p text:style-name="P24">1 mile in 8:26 and rest 2 min</text:p>
      <text:list xml:id="list1363499605635033180"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362863094106752933"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1829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505798296609095"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391560183059882973"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1623432308184683636"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636289" text:continue-list="list6391560183059882973" text:style-name="L19">
        <text:list-item>
          <text:list>
            <text:list-header>
              <text:p text:style-name="P186">(Pace*HR)=1240</text:p>
            </text:list-header>
          </text:list>
        </text:list-item>
      </text:list>
      <text:list xml:id="list34640929" text:continue-list="list4505798296609095" text:style-name="L18">
        <text:list-item>
          <text:list>
            <text:list-header>
              <text:p text:style-name="P185">2 miles at 10:46/mile Ave HR= 121 bpm and rest a few minutes</text:p>
            </text:list-header>
          </text:list>
        </text:list-item>
      </text:list>
      <text:list xml:id="list34629464" text:continue-list="list34636289"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4629537"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735423058425404125"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975155146327764045"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105518796874637850"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237943445585608703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655691266871286478"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7496252196951293762"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463296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63140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077679035179660136"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678065554801475701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578298897751257457"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546841150700931098"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110104567730411542"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985419598056800187" text:style-name="L32">
        <text:list-item>
          <text:list>
            <text:list-header>
              <text:p text:style-name="P196">0.25 miles in 2:54</text:p>
              <text:p text:style-name="P196">1 mile in 9:21 going faster as I ran and ending at around 8:30 pace</text:p>
            </text:list-header>
          </text:list>
        </text:list-item>
      </text:list>
      <text:list xml:id="list5589710834303448063"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298894001551386902"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1723980913333153251"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71339334802162511"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10"><text:span text:style-name="T3"/></text:p>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10"><text:span text:style-name="T3"/></text:p>
      <text:p text:style-name="P10"><text:span text:style-name="T3">During the past week: 21.7 miles, streak of <text:s/>182 days started on July 1, 2023</text:span></text:p>
      <text:p text:style-name="P10"><text:span text:style-name="T3"/></text:p>
      <text:p text:style-name="P10"><text:span text:style-name="T3"/></text:p>
      <text:p text:style-name="P10">20 or more cemetery loops:</text:p>
      <text:p text:style-name="P79"><text:tab/><text:tab/> <text:s text:c="3"/>min/mile</text:p>
      <text:p text:style-name="P24"><text:soft-page-break/><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soft-page-break/><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807051845098110823"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2-29T14:38:16.29</dc:date>
    <dc:creator>James Lombardi</dc:creator>
    <meta:editing-duration>P26DT19H58M57S</meta:editing-duration>
    <meta:editing-cycles>2003</meta:editing-cycles>
    <meta:generator>OpenOffice/4.1.2$Win32 OpenOffice.org_project/412m3$Build-9782</meta:generator>
    <meta:document-statistic meta:table-count="0" meta:image-count="9" meta:object-count="0" meta:page-count="198" meta:paragraph-count="5764" meta:word-count="62368" meta:character-count="319642"/>
  </office:meta>
</office:document-meta>
</file>